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7. Activitats avaluables 01 (Semipresencial)</text:span></text:p>
      <text:list xml:id="list2521435175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lluns 10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132705920738614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3320870232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2459288606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132705983041363" text:continue-list="list132705920738614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32707364482537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2327726432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29">Genera un informe per a cada partit que mostre el resultat del partit en PDF.</text:p>
        </text:list-item>
        <text:list-item>
          <text:p text:style-name="P29"><text:soft-page-break/>Genera un Wizard per crear nous parti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132705818695027" text:continue-list="list132707364482537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132706424050144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2274444268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/>
      <text:p text:style-name="P15"><text:span text:style-name="T19">Per crear el bot Telegram has d’utilitzar BotFather:</text:span></text:p>
      <text:list xml:id="list3311846109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/>
      <text:p text:style-name="P15"><text:span text:style-name="T19">Per fer l’aplicació, et seran útils les següents biblioteques:</text:span></text:p>
      <text:list xml:id="list132705760764444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32706445803295" text:continue-list="list132706424050144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<text:soft-page-break/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0" meta:character-count="7005" meta:non-whitespace-character-count="6034"/>
    <meta:generator>LibreOfficeDev/6.0.5.2$Linux_X86_64 LibreOffice_project/</meta:generator>
  </office:meta>
</office:document-meta>
</file>